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5A000000ECBC45A0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list xml:id="list9056689480569958356" text:style-name="L1">
        <text:list-item>
          <text:p text:style-name="P10">Crear una base de datos denominada <text:span text:style-name="T1">acontecimientos</text:span>.</text:p>
          <text:p text:style-name="P10">Nuestra empresa desea guardar información sobre los acontecimientos que organiza, así como las personas que asisten a los mismos.</text:p>
          <text:p text:style-name="P10"/>
          <text:p text:style-name="P10">De cada acontecimiento desea guardar el nombre, el lugar donde se desarrollara, la fecha, la hora de inicio y la de finalización, el número de personas que pueden asistir y las personas que asisten.</text:p>
          <text:p text:style-name="P10"/>
          <text:p text:style-name="P10">De los asistentes desea guardar su DNI, nombre, apellidos, teléfono de contacto, así como la empresa en la que trabaja. También quiere llevar un registro de las empresas donde trabajan las personas que asisten a los eventos. De cada empresa se desea almacenar el NIF, el nombre, la razón social y en CNAE.</text:p>
        </text:list-item>
      </text:list>
      <text:p text:style-name="P7"/>
      <text:p text:style-name="P7"/>
      <text:list xml:id="list28575066" text:continue-numbering="true" text:style-name="L1">
        <text:list-item>
          <text:p text:style-name="P10">Crear una base de datos denominada <text:span text:style-name="T1">gabinete.</text:span></text:p>
        </text:list-item>
      </text:list>
      <text:p text:style-name="P7"/>
      <text:p text:style-name="P8">El gabinete de abogados desea recoger información sobre su actividad en los juzgados.</text:p>
      <text:p text:style-name="P8"/>
      <text:p text:style-name="P8">Cada caso judicial tiene un numero de expediente que lo identifica, y corresponde a un único cliente. Del juicio se debe almacenar el periodo, de decir, la fecha de inicio y fecha de archivo o finalización,también se debe almacenar el estado del juicio, que tiene los dominios en 'trámite' o 'archivado'. </text:p>
      <text:p text:style-name="P8"/>
      <text:p text:style-name="P8">También se guardan los datos personales del cliente al que pertenece el caso: DNI, nombre, apellidos, dirección, teléfono de contacto.</text:p>
      <text:p text:style-name="P8"/>
      <text:p text:style-name="P8">Algunos asuntos son llevados por uno o varios abogados, de los que nos interesa también los datos personales: DNI, nombre, apellidos, dirección. Y un abogado puede llevar varios caso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0"><draw:image xlink:href="Pictures/100000000000025A000000ECBC45A094.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12T16:28:36</meta:creation-date>
    <meta:editing-cycles>2</meta:editing-cycles>
    <meta:editing-duration>PT1M7S</meta:editing-duration>
    <meta:initial-creator>B. I-I </meta:initial-creator>
    <dc:date>2017-01-12T16:29:43</dc:date>
    <dc:creator>B. I-I </dc:creator>
    <meta:document-statistic meta:table-count="1" meta:image-count="1" meta:object-count="0" meta:page-count="1" meta:paragraph-count="13" meta:word-count="243" meta:character-count="1651"/>
    <meta:user-defined meta:name="Info 1"/>
    <meta:user-defined meta:name="Info 2"/>
    <meta:user-defined meta:name="Info 3"/>
    <meta:user-defined meta:name="Info 4"/>
  </office:meta>
</office:document-meta>
</file>